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x_dbmodify.tsx_dbmod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sx_dbmodify.setConnection( String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modif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modify.tsx_dbmodify( String id , String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